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11DTDConfiguration.checkProperty( String property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11DTDConfiguration.addXML11Component( XML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11DTDConfiguration.setDTDContentModelHandler( XMLDTDContentModel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Configuration.setFeature( String featureId , boolean st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ML11DTDConfiguration.parse( boolean complete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">
            <text:p text:style-name="Table_20_Contents">3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XML11DTDConfiguration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Configuration.configurePipelin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XML11DTDConfiguration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11DTDConfiguration.resetComm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11DTDConfiguration.initXML11Compon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11DTDConfiguration.XML11DTDConfiguration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Configuration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11DTDConfiguration.XML11DTDConfiguration( SymbolTable symbolTable , XMLGrammarPool grammarPool , XMLComponentManager parentSettin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88">
            <text:p text:style-name="Table_20_Contents">88</text:p>
          </table:table-cell>
        </table:table-row>
        <table:table-row>
          <table:table-cell office:value-type="string">
            <text:p text:style-name="Table_20_Contents">XML11DTDConfiguration.setDTDHandler( XMLDTDHandler dtd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Configuration.checkFeature( String featureId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XML11DTDConfiguration.setErrorHandler( XML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Configuration.addCommonComponent( XML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11DTDConfiguration.getFeature( String featur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11DTDConfiguration.getDT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Configuration.resetXML1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11DTDConfiguration.XML11DTD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Configuration.setDocumentHandler( XMLDocumentHandler document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11DTDConfiguration.addComponent( XML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11DTDConfiguration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Configuration.setEntityResolver( XMLEntit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Configuration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Configuration.getDocum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Configuration.addRecognizedParamsAndSetDefaults( XMLComponent compon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ML11DTDConfiguration.getDTDContentMode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Configuration.setInputSource( XML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Configuration.configureXML11Pipelin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XML11DTDConfiguration.setProperty( String propertyId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ML11DTDConfiguration.parse( XMLInputSource sourc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XML11DTDConfiguration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Configuration.XML11DTDConfiguration( SymbolTable symbolTable , XML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